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9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7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8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5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8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5.36374733029001E-05</text:p>
          </table:table-cell>
          <table:table-cell table:formula="of:=[.N118]*1000" office:value-type="float" office:value="0.0536374733029001" calcext:value-type="float">
            <text:p>0.0536374733029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9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3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9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9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1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1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8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3.34011667345001E-05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5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2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3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1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09:45:06.092389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8-19T10:01:59.506925199</dc:date>
    <meta:editing-duration>PT19H6M24S</meta:editing-duration>
    <meta:editing-cycles>117</meta:editing-cycles>
    <meta:generator>LibreOffice/7.1.5.2$Linux_X86_64 LibreOffice_project/10$Build-2</meta:generator>
    <meta:document-statistic meta:table-count="1" meta:cell-count="2331" meta:object-count="0"/>
  </office:meta>
</office:document-meta>
</file>